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8.2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Year of birth</text:p>
          </table:table-cell>
          <table:table-cell table:style-name="ce1" office:value-type="string" calcext:value-type="string">
            <text:p>Normal Retirement Age</text:p>
          </table:table-cell>
          <table:table-cell table:style-name="ce1" office:value-type="string" calcext:value-type="string">
            <text:p>Percent Yearly Credit</text:p>
          </table:table-cell>
          <table:table-cell table:style-name="ce5" office:value-type="string" calcext:value-type="string">
            <text:p>Percentage of PIA</text:p>
          </table:table-cell>
          <table:table-cell table:style-name="ce5" office:value-type="string" calcext:value-type="string">
            <text:p>First Distribution Age</text:p>
          </table:table-cell>
          <table:table-cell table:number-columns-repeated="1019"/>
        </table:table-row>
        <table:table-row table:style-name="ro2">
          <table:table-cell table:style-name="ce2" office:value-type="float" office:value="1924" calcext:value-type="float">
            <text:p>192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0" calcext:value-type="float">
            <text:p>8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25" calcext:value-type="float">
            <text:p>192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80" calcext:value-type="float">
            <text:p>8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26" calcext:value-type="float">
            <text:p>192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80" calcext:value-type="float">
            <text:p>8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27" calcext:value-type="float">
            <text:p>192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0" calcext:value-type="float">
            <text:p>8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28" calcext:value-type="float">
            <text:p>192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0" calcext:value-type="float">
            <text:p>8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29" calcext:value-type="float">
            <text:p>192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80" calcext:value-type="float">
            <text:p>8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30" calcext:value-type="float">
            <text:p>193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80" calcext:value-type="float">
            <text:p>8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31" calcext:value-type="float">
            <text:p>193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0" calcext:value-type="float">
            <text:p>8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32" calcext:value-type="float">
            <text:p>193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0" calcext:value-type="float">
            <text:p>8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33" calcext:value-type="float">
            <text:p>193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80" calcext:value-type="float">
            <text:p>8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34" calcext:value-type="float">
            <text:p>193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80" calcext:value-type="float">
            <text:p>8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35" calcext:value-type="float">
            <text:p>193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0" calcext:value-type="float">
            <text:p>8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36" calcext:value-type="float">
            <text:p>193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0" calcext:value-type="float">
            <text:p>8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37" calcext:value-type="float">
            <text:p>193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80" calcext:value-type="float">
            <text:p>8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38" calcext:value-type="float">
            <text:p>1938</text:p>
          </table:table-cell>
          <table:table-cell table:style-name="ce4" table:formula="of:=65+2/12" office:value-type="float" office:value="65.1666666666667" calcext:value-type="float">
            <text:p>65.1666666667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formula="of:=79 + 1/6" office:value-type="float" office:value="79.1666666666667" calcext:value-type="float">
            <text:p>79.1666666667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39" calcext:value-type="float">
            <text:p>1939</text:p>
          </table:table-cell>
          <table:table-cell table:style-name="ce4" table:formula="of:=65+4/12" office:value-type="float" office:value="65.3333333333333" calcext:value-type="float">
            <text:p>65.3333333333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78 +1/3" office:value-type="float" office:value="78.3333333333333" calcext:value-type="float">
            <text:p>78.3333333333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40" calcext:value-type="float">
            <text:p>1940</text:p>
          </table:table-cell>
          <table:table-cell table:style-name="ce4" table:formula="of:=65+6/12" office:value-type="float" office:value="65.5" calcext:value-type="float">
            <text:p>65.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7.5" calcext:value-type="float">
            <text:p>77.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41" calcext:value-type="float">
            <text:p>1941</text:p>
          </table:table-cell>
          <table:table-cell table:style-name="ce4" table:formula="of:=65+8/12" office:value-type="float" office:value="65.6666666666667" calcext:value-type="float">
            <text:p>65.6666666667</text:p>
          </table:table-cell>
          <table:table-cell table:style-name="ce4" office:value-type="float" office:value="7.5" calcext:value-type="float">
            <text:p>7.5</text:p>
          </table:table-cell>
          <table:table-cell table:style-name="ce4" table:formula="of:=76 +2/3" office:value-type="float" office:value="76.6666666666667" calcext:value-type="float">
            <text:p>76.6666666667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42" calcext:value-type="float">
            <text:p>1942</text:p>
          </table:table-cell>
          <table:table-cell table:style-name="ce4" table:formula="of:=65+10/12" office:value-type="float" office:value="65.8333333333333" calcext:value-type="float">
            <text:p>65.8333333333</text:p>
          </table:table-cell>
          <table:table-cell table:style-name="ce4" office:value-type="float" office:value="7.5" calcext:value-type="float">
            <text:p>7.5</text:p>
          </table:table-cell>
          <table:table-cell table:style-name="ce4" table:formula="of:=75 +5/6" office:value-type="float" office:value="75.8333333333333" calcext:value-type="float">
            <text:p>75.8333333333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43" calcext:value-type="float">
            <text:p>194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5" calcext:value-type="float">
            <text:p>7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44" calcext:value-type="float">
            <text:p>194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5" calcext:value-type="float">
            <text:p>7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45" calcext:value-type="float">
            <text:p>194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5" calcext:value-type="float">
            <text:p>7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46" calcext:value-type="float">
            <text:p>194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5" calcext:value-type="float">
            <text:p>7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47" calcext:value-type="float">
            <text:p>1947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5" calcext:value-type="float">
            <text:p>7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48" calcext:value-type="float">
            <text:p>1948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5" calcext:value-type="float">
            <text:p>7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49" calcext:value-type="float">
            <text:p>194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5" calcext:value-type="float">
            <text:p>7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50" calcext:value-type="float">
            <text:p>195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5" calcext:value-type="float">
            <text:p>7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51" calcext:value-type="float">
            <text:p>195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5" calcext:value-type="float">
            <text:p>7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52" calcext:value-type="float">
            <text:p>1952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5" calcext:value-type="float">
            <text:p>7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53" calcext:value-type="float">
            <text:p>195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5" calcext:value-type="float">
            <text:p>7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54" calcext:value-type="float">
            <text:p>195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5" calcext:value-type="float">
            <text:p>7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55" calcext:value-type="float">
            <text:p>1955</text:p>
          </table:table-cell>
          <table:table-cell table:style-name="ce4" table:formula="of:=66+2/12" office:value-type="float" office:value="66.1666666666667" calcext:value-type="float">
            <text:p>66.1666666667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74 +1/6" office:value-type="float" office:value="74.1666666666667" calcext:value-type="float">
            <text:p>74.1666666667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56" calcext:value-type="float">
            <text:p>1956</text:p>
          </table:table-cell>
          <table:table-cell table:style-name="ce4" table:formula="of:=66+4/12" office:value-type="float" office:value="66.3333333333333" calcext:value-type="float">
            <text:p>66.33333333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73 +1/3" office:value-type="float" office:value="73.3333333333333" calcext:value-type="float">
            <text:p>73.3333333333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57" calcext:value-type="float">
            <text:p>1957</text:p>
          </table:table-cell>
          <table:table-cell table:style-name="ce4" table:formula="of:=66+6/12" office:value-type="float" office:value="66.5" calcext:value-type="float">
            <text:p>66.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2.5" calcext:value-type="float">
            <text:p>72.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58" calcext:value-type="float">
            <text:p>1958</text:p>
          </table:table-cell>
          <table:table-cell table:style-name="ce4" table:formula="of:=66+8/12" office:value-type="float" office:value="66.6666666666667" calcext:value-type="float">
            <text:p>66.6666666667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71 +2/3" office:value-type="float" office:value="71.6666666666667" calcext:value-type="float">
            <text:p>71.6666666667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59" calcext:value-type="float">
            <text:p>1959</text:p>
          </table:table-cell>
          <table:table-cell table:style-name="ce4" table:formula="of:=66+10/12" office:value-type="float" office:value="66.8333333333333" calcext:value-type="float">
            <text:p>66.83333333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70 +5/6" office:value-type="float" office:value="70.8333333333333" calcext:value-type="float">
            <text:p>70.8333333333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60" calcext:value-type="float">
            <text:p>196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0" calcext:value-type="float">
            <text:p>7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2" office:value-type="float" office:value="1924" calcext:value-type="float">
            <text:p>192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25" calcext:value-type="float">
            <text:p>192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26" calcext:value-type="float">
            <text:p>192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27" calcext:value-type="float">
            <text:p>192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28" calcext:value-type="float">
            <text:p>192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29" calcext:value-type="float">
            <text:p>192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30" calcext:value-type="float">
            <text:p>193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31" calcext:value-type="float">
            <text:p>193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32" calcext:value-type="float">
            <text:p>193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33" calcext:value-type="float">
            <text:p>193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.5" calcext:value-type="float">
            <text:p>5.5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34" calcext:value-type="float">
            <text:p>193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.5" calcext:value-type="float">
            <text:p>5.5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35" calcext:value-type="float">
            <text:p>193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36" calcext:value-type="float">
            <text:p>193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37" calcext:value-type="float">
            <text:p>193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38" calcext:value-type="float">
            <text:p>1938</text:p>
          </table:table-cell>
          <table:table-cell table:style-name="ce4" table:formula="of:=65+2/12" office:value-type="float" office:value="65.1666666666667" calcext:value-type="float">
            <text:p>65.1666666667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formula="of:=85 +5/9" office:value-type="float" office:value="85.5555555555556" calcext:value-type="float">
            <text:p>85.5555555556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39" calcext:value-type="float">
            <text:p>1939</text:p>
          </table:table-cell>
          <table:table-cell table:style-name="ce4" table:formula="of:=65+4/12" office:value-type="float" office:value="65.3333333333333" calcext:value-type="float">
            <text:p>65.3333333333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84 +4/9" office:value-type="float" office:value="84.4444444444444" calcext:value-type="float">
            <text:p>84.4444444444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40" calcext:value-type="float">
            <text:p>1940</text:p>
          </table:table-cell>
          <table:table-cell table:style-name="ce4" table:formula="of:=65+6/12" office:value-type="float" office:value="65.5" calcext:value-type="float">
            <text:p>65.5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83 +1/3" office:value-type="float" office:value="83.3333333333333" calcext:value-type="float">
            <text:p>83.3333333333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41" calcext:value-type="float">
            <text:p>1941</text:p>
          </table:table-cell>
          <table:table-cell table:style-name="ce4" table:formula="of:=65+8/12" office:value-type="float" office:value="65.6666666666667" calcext:value-type="float">
            <text:p>65.6666666667</text:p>
          </table:table-cell>
          <table:table-cell table:style-name="ce4" office:value-type="float" office:value="7.5" calcext:value-type="float">
            <text:p>7.5</text:p>
          </table:table-cell>
          <table:table-cell table:style-name="ce4" table:formula="of:=82 +2/9" office:value-type="float" office:value="82.2222222222222" calcext:value-type="float">
            <text:p>82.2222222222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42" calcext:value-type="float">
            <text:p>1942</text:p>
          </table:table-cell>
          <table:table-cell table:style-name="ce4" table:formula="of:=65+10/12" office:value-type="float" office:value="65.8333333333333" calcext:value-type="float">
            <text:p>65.8333333333</text:p>
          </table:table-cell>
          <table:table-cell table:style-name="ce4" office:value-type="float" office:value="7.5" calcext:value-type="float">
            <text:p>7.5</text:p>
          </table:table-cell>
          <table:table-cell table:style-name="ce4" table:formula="of:=81 +1/9" office:value-type="float" office:value="81.1111111111111" calcext:value-type="float">
            <text:p>81.1111111111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43" calcext:value-type="float">
            <text:p>194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44" calcext:value-type="float">
            <text:p>194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45" calcext:value-type="float">
            <text:p>194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46" calcext:value-type="float">
            <text:p>194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47" calcext:value-type="float">
            <text:p>1947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48" calcext:value-type="float">
            <text:p>1948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49" calcext:value-type="float">
            <text:p>194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50" calcext:value-type="float">
            <text:p>195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51" calcext:value-type="float">
            <text:p>195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52" calcext:value-type="float">
            <text:p>1952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53" calcext:value-type="float">
            <text:p>195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54" calcext:value-type="float">
            <text:p>195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55" calcext:value-type="float">
            <text:p>1955</text:p>
          </table:table-cell>
          <table:table-cell table:style-name="ce4" table:formula="of:=66+2/12" office:value-type="float" office:value="66.1666666666667" calcext:value-type="float">
            <text:p>66.1666666667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79 +1/6" office:value-type="float" office:value="79.1666666666667" calcext:value-type="float">
            <text:p>79.1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56" calcext:value-type="float">
            <text:p>1956</text:p>
          </table:table-cell>
          <table:table-cell table:style-name="ce4" table:formula="of:=66+4/12" office:value-type="float" office:value="66.3333333333333" calcext:value-type="float">
            <text:p>66.33333333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78 +1/3" office:value-type="float" office:value="78.3333333333333" calcext:value-type="float">
            <text:p>78.3333333333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57" calcext:value-type="float">
            <text:p>1957</text:p>
          </table:table-cell>
          <table:table-cell table:style-name="ce4" table:formula="of:=66+6/12" office:value-type="float" office:value="66.5" calcext:value-type="float">
            <text:p>66.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.5" calcext:value-type="float">
            <text:p>77.5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58" calcext:value-type="float">
            <text:p>1958</text:p>
          </table:table-cell>
          <table:table-cell table:style-name="ce4" table:formula="of:=66+8/12" office:value-type="float" office:value="66.6666666666667" calcext:value-type="float">
            <text:p>66.6666666667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76 +2/3" office:value-type="float" office:value="76.6666666666667" calcext:value-type="float">
            <text:p>76.6666666667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59" calcext:value-type="float">
            <text:p>1959</text:p>
          </table:table-cell>
          <table:table-cell table:style-name="ce4" table:formula="of:=66+10/12" office:value-type="float" office:value="66.8333333333333" calcext:value-type="float">
            <text:p>66.83333333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75 +5/6" office:value-type="float" office:value="75.8333333333333" calcext:value-type="float">
            <text:p>75.8333333333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60" calcext:value-type="float">
            <text:p>196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" office:value-type="float" office:value="1924" calcext:value-type="float">
            <text:p>192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25" calcext:value-type="float">
            <text:p>192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26" calcext:value-type="float">
            <text:p>192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27" calcext:value-type="float">
            <text:p>192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28" calcext:value-type="float">
            <text:p>192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29" calcext:value-type="float">
            <text:p>192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30" calcext:value-type="float">
            <text:p>193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31" calcext:value-type="float">
            <text:p>193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32" calcext:value-type="float">
            <text:p>193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33" calcext:value-type="float">
            <text:p>193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.5" calcext:value-type="float">
            <text:p>5.5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34" calcext:value-type="float">
            <text:p>193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.5" calcext:value-type="float">
            <text:p>5.5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35" calcext:value-type="float">
            <text:p>193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36" calcext:value-type="float">
            <text:p>193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37" calcext:value-type="float">
            <text:p>193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38" calcext:value-type="float">
            <text:p>1938</text:p>
          </table:table-cell>
          <table:table-cell table:style-name="ce4" table:formula="of:=65+2/12" office:value-type="float" office:value="65.1666666666667" calcext:value-type="float">
            <text:p>65.1666666667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formula="of:=92 +2/9" office:value-type="float" office:value="92.2222222222222" calcext:value-type="float">
            <text:p>92.2222222222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39" calcext:value-type="float">
            <text:p>1939</text:p>
          </table:table-cell>
          <table:table-cell table:style-name="ce4" table:formula="of:=65+4/12" office:value-type="float" office:value="65.3333333333333" calcext:value-type="float">
            <text:p>65.3333333333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91 +1/9" office:value-type="float" office:value="91.1111111111111" calcext:value-type="float">
            <text:p>91.1111111111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40" calcext:value-type="float">
            <text:p>1940</text:p>
          </table:table-cell>
          <table:table-cell table:style-name="ce4" table:formula="of:=65+6/12" office:value-type="float" office:value="65.5" calcext:value-type="float">
            <text:p>65.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41" calcext:value-type="float">
            <text:p>1941</text:p>
          </table:table-cell>
          <table:table-cell table:style-name="ce4" table:formula="of:=65+8/12" office:value-type="float" office:value="65.6666666666667" calcext:value-type="float">
            <text:p>65.6666666667</text:p>
          </table:table-cell>
          <table:table-cell table:style-name="ce4" office:value-type="float" office:value="7.5" calcext:value-type="float">
            <text:p>7.5</text:p>
          </table:table-cell>
          <table:table-cell table:style-name="ce4" table:formula="of:=88 +8/9" office:value-type="float" office:value="88.8888888888889" calcext:value-type="float">
            <text:p>88.8888888889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42" calcext:value-type="float">
            <text:p>1942</text:p>
          </table:table-cell>
          <table:table-cell table:style-name="ce4" table:formula="of:=65+10/12" office:value-type="float" office:value="65.8333333333333" calcext:value-type="float">
            <text:p>65.8333333333</text:p>
          </table:table-cell>
          <table:table-cell table:style-name="ce4" office:value-type="float" office:value="7.5" calcext:value-type="float">
            <text:p>7.5</text:p>
          </table:table-cell>
          <table:table-cell table:style-name="ce4" table:formula="of:=87 +7/9" office:value-type="float" office:value="87.7777777777778" calcext:value-type="float">
            <text:p>87.7777777778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43" calcext:value-type="float">
            <text:p>194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44" calcext:value-type="float">
            <text:p>194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45" calcext:value-type="float">
            <text:p>194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46" calcext:value-type="float">
            <text:p>194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47" calcext:value-type="float">
            <text:p>1947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48" calcext:value-type="float">
            <text:p>1948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49" calcext:value-type="float">
            <text:p>194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50" calcext:value-type="float">
            <text:p>195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51" calcext:value-type="float">
            <text:p>195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52" calcext:value-type="float">
            <text:p>1952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53" calcext:value-type="float">
            <text:p>195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54" calcext:value-type="float">
            <text:p>195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55" calcext:value-type="float">
            <text:p>1955</text:p>
          </table:table-cell>
          <table:table-cell table:style-name="ce4" table:formula="of:=66+2/12" office:value-type="float" office:value="66.1666666666667" calcext:value-type="float">
            <text:p>66.1666666667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85 +5/9" office:value-type="float" office:value="85.5555555555556" calcext:value-type="float">
            <text:p>85.5555555556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56" calcext:value-type="float">
            <text:p>1956</text:p>
          </table:table-cell>
          <table:table-cell table:style-name="ce4" table:formula="of:=66+4/12" office:value-type="float" office:value="66.3333333333333" calcext:value-type="float">
            <text:p>66.33333333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84 +4/9" office:value-type="float" office:value="84.4444444444444" calcext:value-type="float">
            <text:p>84.4444444444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57" calcext:value-type="float">
            <text:p>1957</text:p>
          </table:table-cell>
          <table:table-cell table:style-name="ce4" table:formula="of:=66+6/12" office:value-type="float" office:value="66.5" calcext:value-type="float">
            <text:p>66.5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83 +1/3" office:value-type="float" office:value="83.3333333333333" calcext:value-type="float">
            <text:p>83.333333333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58" calcext:value-type="float">
            <text:p>1958</text:p>
          </table:table-cell>
          <table:table-cell table:style-name="ce4" table:formula="of:=66+8/12" office:value-type="float" office:value="66.6666666666667" calcext:value-type="float">
            <text:p>66.6666666667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82 +2/9" office:value-type="float" office:value="82.2222222222222" calcext:value-type="float">
            <text:p>82.2222222222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59" calcext:value-type="float">
            <text:p>1959</text:p>
          </table:table-cell>
          <table:table-cell table:style-name="ce4" table:formula="of:=66+10/12" office:value-type="float" office:value="66.8333333333333" calcext:value-type="float">
            <text:p>66.83333333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81 +1/9" office:value-type="float" office:value="81.1111111111111" calcext:value-type="float">
            <text:p>81.1111111111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60" calcext:value-type="float">
            <text:p>196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2" office:value-type="float" office:value="1924" calcext:value-type="float">
            <text:p>192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25" calcext:value-type="float">
            <text:p>192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26" calcext:value-type="float">
            <text:p>192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27" calcext:value-type="float">
            <text:p>192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28" calcext:value-type="float">
            <text:p>192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29" calcext:value-type="float">
            <text:p>192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30" calcext:value-type="float">
            <text:p>193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31" calcext:value-type="float">
            <text:p>193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32" calcext:value-type="float">
            <text:p>193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33" calcext:value-type="float">
            <text:p>193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34" calcext:value-type="float">
            <text:p>193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35" calcext:value-type="float">
            <text:p>193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36" calcext:value-type="float">
            <text:p>193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37" calcext:value-type="float">
            <text:p>193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38" calcext:value-type="float">
            <text:p>1938</text:p>
          </table:table-cell>
          <table:table-cell table:style-name="ce4" table:formula="of:=65+2/12" office:value-type="float" office:value="65.1666666666667" calcext:value-type="float">
            <text:p>65.1666666667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formula="of:=98 +8/9" office:value-type="float" office:value="98.8888888888889" calcext:value-type="float">
            <text:p>98.8888888889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39" calcext:value-type="float">
            <text:p>1939</text:p>
          </table:table-cell>
          <table:table-cell table:style-name="ce4" table:formula="of:=65+4/12" office:value-type="float" office:value="65.3333333333333" calcext:value-type="float">
            <text:p>65.3333333333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97 +7/9" office:value-type="float" office:value="97.7777777777778" calcext:value-type="float">
            <text:p>97.7777777778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40" calcext:value-type="float">
            <text:p>1940</text:p>
          </table:table-cell>
          <table:table-cell table:style-name="ce4" table:formula="of:=65+6/12" office:value-type="float" office:value="65.5" calcext:value-type="float">
            <text:p>65.5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96 +2/3" office:value-type="float" office:value="96.6666666666667" calcext:value-type="float">
            <text:p>96.6666666667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41" calcext:value-type="float">
            <text:p>1941</text:p>
          </table:table-cell>
          <table:table-cell table:style-name="ce4" table:formula="of:=65+8/12" office:value-type="float" office:value="65.6666666666667" calcext:value-type="float">
            <text:p>65.6666666667</text:p>
          </table:table-cell>
          <table:table-cell table:style-name="ce4" office:value-type="float" office:value="7.5" calcext:value-type="float">
            <text:p>7.5</text:p>
          </table:table-cell>
          <table:table-cell table:style-name="ce4" table:formula="of:=95 +5/9" office:value-type="float" office:value="95.5555555555556" calcext:value-type="float">
            <text:p>95.5555555556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42" calcext:value-type="float">
            <text:p>1942</text:p>
          </table:table-cell>
          <table:table-cell table:style-name="ce4" table:formula="of:=65+10/12" office:value-type="float" office:value="65.8333333333333" calcext:value-type="float">
            <text:p>65.8333333333</text:p>
          </table:table-cell>
          <table:table-cell table:style-name="ce4" office:value-type="float" office:value="7.5" calcext:value-type="float">
            <text:p>7.5</text:p>
          </table:table-cell>
          <table:table-cell table:style-name="ce4" table:formula="of:=94 +4/9" office:value-type="float" office:value="94.4444444444444" calcext:value-type="float">
            <text:p>94.4444444444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43" calcext:value-type="float">
            <text:p>194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44" calcext:value-type="float">
            <text:p>194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45" calcext:value-type="float">
            <text:p>194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46" calcext:value-type="float">
            <text:p>194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47" calcext:value-type="float">
            <text:p>1947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48" calcext:value-type="float">
            <text:p>1948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49" calcext:value-type="float">
            <text:p>194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50" calcext:value-type="float">
            <text:p>195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51" calcext:value-type="float">
            <text:p>195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52" calcext:value-type="float">
            <text:p>1952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53" calcext:value-type="float">
            <text:p>195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54" calcext:value-type="float">
            <text:p>195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55" calcext:value-type="float">
            <text:p>1955</text:p>
          </table:table-cell>
          <table:table-cell table:style-name="ce4" table:formula="of:=66+2/12" office:value-type="float" office:value="66.1666666666667" calcext:value-type="float">
            <text:p>66.1666666667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92 +2/9" office:value-type="float" office:value="92.2222222222222" calcext:value-type="float">
            <text:p>92.2222222222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56" calcext:value-type="float">
            <text:p>1956</text:p>
          </table:table-cell>
          <table:table-cell table:style-name="ce4" table:formula="of:=66+4/12" office:value-type="float" office:value="66.3333333333333" calcext:value-type="float">
            <text:p>66.33333333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91 +1/9" office:value-type="float" office:value="91.1111111111111" calcext:value-type="float">
            <text:p>91.1111111111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57" calcext:value-type="float">
            <text:p>1957</text:p>
          </table:table-cell>
          <table:table-cell table:style-name="ce4" table:formula="of:=66+6/12" office:value-type="float" office:value="66.5" calcext:value-type="float">
            <text:p>66.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58" calcext:value-type="float">
            <text:p>1958</text:p>
          </table:table-cell>
          <table:table-cell table:style-name="ce4" table:formula="of:=66+8/12" office:value-type="float" office:value="66.6666666666667" calcext:value-type="float">
            <text:p>66.6666666667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88 +8/9" office:value-type="float" office:value="88.8888888888889" calcext:value-type="float">
            <text:p>88.8888888889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59" calcext:value-type="float">
            <text:p>1959</text:p>
          </table:table-cell>
          <table:table-cell table:style-name="ce4" table:formula="of:=66+10/12" office:value-type="float" office:value="66.8333333333333" calcext:value-type="float">
            <text:p>66.83333333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87 +7/9" office:value-type="float" office:value="87.7777777777778" calcext:value-type="float">
            <text:p>87.7777777778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60" calcext:value-type="float">
            <text:p>196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86 +2/3" office:value-type="float" office:value="86.6666666666667" calcext:value-type="float">
            <text:p>86.6666666667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924" calcext:value-type="float">
            <text:p>192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25" calcext:value-type="float">
            <text:p>192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03.5" calcext:value-type="float">
            <text:p>103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26" calcext:value-type="float">
            <text:p>192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03.5" calcext:value-type="float">
            <text:p>103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27" calcext:value-type="float">
            <text:p>192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28" calcext:value-type="float">
            <text:p>192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29" calcext:value-type="float">
            <text:p>192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04.5" calcext:value-type="float">
            <text:p>104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30" calcext:value-type="float">
            <text:p>193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04.5" calcext:value-type="float">
            <text:p>104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31" calcext:value-type="float">
            <text:p>193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32" calcext:value-type="float">
            <text:p>193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33" calcext:value-type="float">
            <text:p>193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105.5" calcext:value-type="float">
            <text:p>105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34" calcext:value-type="float">
            <text:p>193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105.5" calcext:value-type="float">
            <text:p>105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35" calcext:value-type="float">
            <text:p>193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36" calcext:value-type="float">
            <text:p>193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37" calcext:value-type="float">
            <text:p>193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106.5" calcext:value-type="float">
            <text:p>106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38" calcext:value-type="float">
            <text:p>1938</text:p>
          </table:table-cell>
          <table:table-cell table:style-name="ce4" table:formula="of:=65+2/12" office:value-type="float" office:value="65.1666666666667" calcext:value-type="float">
            <text:p>65.1666666667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formula="of:=105 +5/12" office:value-type="float" office:value="105.416666666667" calcext:value-type="float">
            <text:p>105.416666666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39" calcext:value-type="float">
            <text:p>1939</text:p>
          </table:table-cell>
          <table:table-cell table:style-name="ce4" table:formula="of:=65+4/12" office:value-type="float" office:value="65.3333333333333" calcext:value-type="float">
            <text:p>65.3333333333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104 +2/3" office:value-type="float" office:value="104.666666666667" calcext:value-type="float">
            <text:p>104.666666666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40" calcext:value-type="float">
            <text:p>1940</text:p>
          </table:table-cell>
          <table:table-cell table:style-name="ce4" table:formula="of:=65+6/12" office:value-type="float" office:value="65.5" calcext:value-type="float">
            <text:p>65.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3.5" calcext:value-type="float">
            <text:p>103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41" calcext:value-type="float">
            <text:p>1941</text:p>
          </table:table-cell>
          <table:table-cell table:style-name="ce4" table:formula="of:=65+8/12" office:value-type="float" office:value="65.6666666666667" calcext:value-type="float">
            <text:p>65.6666666667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102.5" calcext:value-type="float">
            <text:p>102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42" calcext:value-type="float">
            <text:p>1942</text:p>
          </table:table-cell>
          <table:table-cell table:style-name="ce4" table:formula="of:=65+10/12" office:value-type="float" office:value="65.8333333333333" calcext:value-type="float">
            <text:p>65.8333333333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101.25" calcext:value-type="float">
            <text:p>101.2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43" calcext:value-type="float">
            <text:p>194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44" calcext:value-type="float">
            <text:p>194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45" calcext:value-type="float">
            <text:p>194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46" calcext:value-type="float">
            <text:p>194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47" calcext:value-type="float">
            <text:p>1947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48" calcext:value-type="float">
            <text:p>1948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49" calcext:value-type="float">
            <text:p>194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50" calcext:value-type="float">
            <text:p>195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51" calcext:value-type="float">
            <text:p>195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52" calcext:value-type="float">
            <text:p>1952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53" calcext:value-type="float">
            <text:p>195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54" calcext:value-type="float">
            <text:p>195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55" calcext:value-type="float">
            <text:p>1955</text:p>
          </table:table-cell>
          <table:table-cell table:style-name="ce4" table:formula="of:=66+2/12" office:value-type="float" office:value="66.1666666666667" calcext:value-type="float">
            <text:p>66.1666666667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98 +8/9" office:value-type="float" office:value="98.8888888888889" calcext:value-type="float">
            <text:p>98.8888888889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56" calcext:value-type="float">
            <text:p>1956</text:p>
          </table:table-cell>
          <table:table-cell table:style-name="ce4" table:formula="of:=66+4/12" office:value-type="float" office:value="66.3333333333333" calcext:value-type="float">
            <text:p>66.33333333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97 +7/9" office:value-type="float" office:value="97.7777777777778" calcext:value-type="float">
            <text:p>97.7777777778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57" calcext:value-type="float">
            <text:p>1957</text:p>
          </table:table-cell>
          <table:table-cell table:style-name="ce4" table:formula="of:=66+6/12" office:value-type="float" office:value="66.5" calcext:value-type="float">
            <text:p>66.5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96 +2/3" office:value-type="float" office:value="96.6666666666667" calcext:value-type="float">
            <text:p>96.666666666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58" calcext:value-type="float">
            <text:p>1958</text:p>
          </table:table-cell>
          <table:table-cell table:style-name="ce4" table:formula="of:=66+8/12" office:value-type="float" office:value="66.6666666666667" calcext:value-type="float">
            <text:p>66.6666666667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95 +5/9" office:value-type="float" office:value="95.5555555555556" calcext:value-type="float">
            <text:p>95.5555555556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59" calcext:value-type="float">
            <text:p>1959</text:p>
          </table:table-cell>
          <table:table-cell table:style-name="ce4" table:formula="of:=66+10/12" office:value-type="float" office:value="66.8333333333333" calcext:value-type="float">
            <text:p>66.83333333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94 +4/9" office:value-type="float" office:value="94.4444444444444" calcext:value-type="float">
            <text:p>94.4444444444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60" calcext:value-type="float">
            <text:p>196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93 +1/3" office:value-type="float" office:value="93.3333333333333" calcext:value-type="float">
            <text:p>93.3333333333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float" office:value="1924" calcext:value-type="float">
            <text:p>192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2" office:value-type="float" office:value="1925" calcext:value-type="float">
            <text:p>192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26" calcext:value-type="float">
            <text:p>192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27" calcext:value-type="float">
            <text:p>192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28" calcext:value-type="float">
            <text:p>192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29" calcext:value-type="float">
            <text:p>192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30" calcext:value-type="float">
            <text:p>193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31" calcext:value-type="float">
            <text:p>193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32" calcext:value-type="float">
            <text:p>193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33" calcext:value-type="float">
            <text:p>193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34" calcext:value-type="float">
            <text:p>193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35" calcext:value-type="float">
            <text:p>193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36" calcext:value-type="float">
            <text:p>193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37" calcext:value-type="float">
            <text:p>193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38" calcext:value-type="float">
            <text:p>1938</text:p>
          </table:table-cell>
          <table:table-cell table:style-name="ce4" table:formula="of:=65+2/12" office:value-type="float" office:value="65.1666666666667" calcext:value-type="float">
            <text:p>65.1666666667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formula="of:=111 +11/12" office:value-type="float" office:value="111.916666666667" calcext:value-type="float">
            <text:p>111.9166666667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39" calcext:value-type="float">
            <text:p>1939</text:p>
          </table:table-cell>
          <table:table-cell table:style-name="ce4" table:formula="of:=65+4/12" office:value-type="float" office:value="65.3333333333333" calcext:value-type="float">
            <text:p>65.3333333333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111 +2/3" office:value-type="float" office:value="111.666666666667" calcext:value-type="float">
            <text:p>111.6666666667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40" calcext:value-type="float">
            <text:p>1940</text:p>
          </table:table-cell>
          <table:table-cell table:style-name="ce4" table:formula="of:=65+6/12" office:value-type="float" office:value="65.5" calcext:value-type="float">
            <text:p>65.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0.5" calcext:value-type="float">
            <text:p>110.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41" calcext:value-type="float">
            <text:p>1941</text:p>
          </table:table-cell>
          <table:table-cell table:style-name="ce4" table:formula="of:=65+8/12" office:value-type="float" office:value="65.6666666666667" calcext:value-type="float">
            <text:p>65.6666666667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42" calcext:value-type="float">
            <text:p>1942</text:p>
          </table:table-cell>
          <table:table-cell table:style-name="ce4" table:formula="of:=65+10/12" office:value-type="float" office:value="65.8333333333333" calcext:value-type="float">
            <text:p>65.8333333333</text:p>
          </table:table-cell>
          <table:table-cell table:style-name="ce4" office:value-type="float" office:value="7.5" calcext:value-type="float">
            <text:p>7.5</text:p>
          </table:table-cell>
          <table:table-cell table:style-name="ce4" table:formula="of:=108 +3/4" office:value-type="float" office:value="108.75" calcext:value-type="float">
            <text:p>108.7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43" calcext:value-type="float">
            <text:p>194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44" calcext:value-type="float">
            <text:p>194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45" calcext:value-type="float">
            <text:p>194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46" calcext:value-type="float">
            <text:p>194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47" calcext:value-type="float">
            <text:p>1947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48" calcext:value-type="float">
            <text:p>1948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49" calcext:value-type="float">
            <text:p>194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50" calcext:value-type="float">
            <text:p>195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51" calcext:value-type="float">
            <text:p>195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52" calcext:value-type="float">
            <text:p>1952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53" calcext:value-type="float">
            <text:p>195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54" calcext:value-type="float">
            <text:p>195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55" calcext:value-type="float">
            <text:p>1955</text:p>
          </table:table-cell>
          <table:table-cell table:style-name="ce4" table:formula="of:=66+2/12" office:value-type="float" office:value="66.1666666666667" calcext:value-type="float">
            <text:p>66.1666666667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106 +2/3" office:value-type="float" office:value="106.666666666667" calcext:value-type="float">
            <text:p>106.6666666667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56" calcext:value-type="float">
            <text:p>1956</text:p>
          </table:table-cell>
          <table:table-cell table:style-name="ce4" table:formula="of:=66+4/12" office:value-type="float" office:value="66.3333333333333" calcext:value-type="float">
            <text:p>66.33333333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105 +1/3" office:value-type="float" office:value="105.333333333333" calcext:value-type="float">
            <text:p>105.3333333333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57" calcext:value-type="float">
            <text:p>1957</text:p>
          </table:table-cell>
          <table:table-cell table:style-name="ce4" table:formula="of:=66+6/12" office:value-type="float" office:value="66.5" calcext:value-type="float">
            <text:p>66.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58" calcext:value-type="float">
            <text:p>1958</text:p>
          </table:table-cell>
          <table:table-cell table:style-name="ce4" table:formula="of:=66+8/12" office:value-type="float" office:value="66.6666666666667" calcext:value-type="float">
            <text:p>66.6666666667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102 +2/3" office:value-type="float" office:value="102.666666666667" calcext:value-type="float">
            <text:p>102.6666666667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59" calcext:value-type="float">
            <text:p>1959</text:p>
          </table:table-cell>
          <table:table-cell table:style-name="ce4" table:formula="of:=66+10/12" office:value-type="float" office:value="66.8333333333333" calcext:value-type="float">
            <text:p>66.83333333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101 +1/3" office:value-type="float" office:value="101.333333333333" calcext:value-type="float">
            <text:p>101.3333333333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60" calcext:value-type="float">
            <text:p>196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24" calcext:value-type="float">
            <text:p>192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Default"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1925" calcext:value-type="float">
            <text:p>192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17.5" calcext:value-type="float">
            <text:p>117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26" calcext:value-type="float">
            <text:p>192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17.5" calcext:value-type="float">
            <text:p>117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27" calcext:value-type="float">
            <text:p>192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28" calcext:value-type="float">
            <text:p>192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29" calcext:value-type="float">
            <text:p>192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22.5" calcext:value-type="float">
            <text:p>122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30" calcext:value-type="float">
            <text:p>193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22.5" calcext:value-type="float">
            <text:p>122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31" calcext:value-type="float">
            <text:p>193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32" calcext:value-type="float">
            <text:p>193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33" calcext:value-type="float">
            <text:p>193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127.5" calcext:value-type="float">
            <text:p>127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34" calcext:value-type="float">
            <text:p>193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127.5" calcext:value-type="float">
            <text:p>127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35" calcext:value-type="float">
            <text:p>193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36" calcext:value-type="float">
            <text:p>193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37" calcext:value-type="float">
            <text:p>193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132.5" calcext:value-type="float">
            <text:p>132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38" calcext:value-type="float">
            <text:p>1938</text:p>
          </table:table-cell>
          <table:table-cell table:style-name="ce4" table:formula="of:=65+2/12" office:value-type="float" office:value="65.1666666666667" calcext:value-type="float">
            <text:p>65.1666666667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formula="of:=131 +5/12" office:value-type="float" office:value="131.416666666667" calcext:value-type="float">
            <text:p>131.4166666667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39" calcext:value-type="float">
            <text:p>1939</text:p>
          </table:table-cell>
          <table:table-cell table:style-name="ce4" table:formula="of:=65+4/12" office:value-type="float" office:value="65.3333333333333" calcext:value-type="float">
            <text:p>65.3333333333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132 +2/3" office:value-type="float" office:value="132.666666666667" calcext:value-type="float">
            <text:p>132.6666666667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40" calcext:value-type="float">
            <text:p>1940</text:p>
          </table:table-cell>
          <table:table-cell table:style-name="ce4" table:formula="of:=65+6/12" office:value-type="float" office:value="65.5" calcext:value-type="float">
            <text:p>65.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1.5" calcext:value-type="float">
            <text:p>131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41" calcext:value-type="float">
            <text:p>1941</text:p>
          </table:table-cell>
          <table:table-cell table:style-name="ce4" table:formula="of:=65+8/12" office:value-type="float" office:value="65.6666666666667" calcext:value-type="float">
            <text:p>65.6666666667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132.5" calcext:value-type="float">
            <text:p>132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42" calcext:value-type="float">
            <text:p>1942</text:p>
          </table:table-cell>
          <table:table-cell table:style-name="ce4" table:formula="of:=65+10/12" office:value-type="float" office:value="65.8333333333333" calcext:value-type="float">
            <text:p>65.8333333333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131.25" calcext:value-type="float">
            <text:p>131.2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43" calcext:value-type="float">
            <text:p>194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44" calcext:value-type="float">
            <text:p>194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45" calcext:value-type="float">
            <text:p>194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46" calcext:value-type="float">
            <text:p>194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47" calcext:value-type="float">
            <text:p>1947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48" calcext:value-type="float">
            <text:p>1948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49" calcext:value-type="float">
            <text:p>194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50" calcext:value-type="float">
            <text:p>195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51" calcext:value-type="float">
            <text:p>195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52" calcext:value-type="float">
            <text:p>1952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53" calcext:value-type="float">
            <text:p>195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54" calcext:value-type="float">
            <text:p>195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55" calcext:value-type="float">
            <text:p>1955</text:p>
          </table:table-cell>
          <table:table-cell table:style-name="ce4" table:formula="of:=66+2/12" office:value-type="float" office:value="66.1666666666667" calcext:value-type="float">
            <text:p>66.1666666667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130 +2/3" office:value-type="float" office:value="130.666666666667" calcext:value-type="float">
            <text:p>130.6666666667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56" calcext:value-type="float">
            <text:p>1956</text:p>
          </table:table-cell>
          <table:table-cell table:style-name="ce4" table:formula="of:=66+4/12" office:value-type="float" office:value="66.3333333333333" calcext:value-type="float">
            <text:p>66.33333333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129 +1/3" office:value-type="float" office:value="129.333333333333" calcext:value-type="float">
            <text:p>129.3333333333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57" calcext:value-type="float">
            <text:p>1957</text:p>
          </table:table-cell>
          <table:table-cell table:style-name="ce4" table:formula="of:=66+6/12" office:value-type="float" office:value="66.5" calcext:value-type="float">
            <text:p>66.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58" calcext:value-type="float">
            <text:p>1958</text:p>
          </table:table-cell>
          <table:table-cell table:style-name="ce4" table:formula="of:=66+8/12" office:value-type="float" office:value="66.6666666666667" calcext:value-type="float">
            <text:p>66.6666666667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126 +2/3" office:value-type="float" office:value="126.666666666667" calcext:value-type="float">
            <text:p>126.6666666667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59" calcext:value-type="float">
            <text:p>1959</text:p>
          </table:table-cell>
          <table:table-cell table:style-name="ce4" table:formula="of:=66+10/12" office:value-type="float" office:value="66.8333333333333" calcext:value-type="float">
            <text:p>66.83333333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125 +1/3" office:value-type="float" office:value="125.333333333333" calcext:value-type="float">
            <text:p>125.3333333333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2" office:value-type="float" office:value="1960" calcext:value-type="float">
            <text:p>196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 table:number-rows-repeated="10483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09:12:49.823666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07:16:47.465057714</meta:creation-date>
    <dc:date>2017-03-18T09:13:46.434626364</dc:date>
    <meta:editing-duration>PT1H14M2S</meta:editing-duration>
    <meta:editing-cycles>33</meta:editing-cycles>
    <meta:generator>LibreOffice/5.1.6.2$Linux_X86_64 LibreOffice_project/10m0$Build-2</meta:generator>
    <meta:document-statistic meta:table-count="1" meta:cell-count="1300" meta:object-count="0"/>
  </office:meta>
</office:document-meta>
</file>